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41D3B3BB.png"/>
  <manifest:file-entry manifest:media-type="image/png" manifest:full-path="Pictures/10000000000004ED0000025104A472A1.png"/>
  <manifest:file-entry manifest:media-type="image/png" manifest:full-path="Pictures/100000000000055600000300EF9E7293.png"/>
  <manifest:file-entry manifest:media-type="image/png" manifest:full-path="Pictures/10000000000005560000030092E254C1.png"/>
  <manifest:file-entry manifest:media-type="image/png" manifest:full-path="Pictures/100000000000055600000300723D8C5C.png"/>
  <manifest:file-entry manifest:media-type="image/png" manifest:full-path="Pictures/10000000000001CD0000005D32B3A815.png"/>
  <manifest:file-entry manifest:media-type="image/png" manifest:full-path="Pictures/10000000000003E70000027DDB6E8B00.png"/>
  <manifest:file-entry manifest:media-type="image/png" manifest:full-path="Pictures/100000000000055600000300D088E32F.png"/>
  <manifest:file-entry manifest:media-type="image/png" manifest:full-path="Pictures/100000000000020000000100C8AEAE70.png"/>
  <manifest:file-entry manifest:media-type="image/png" manifest:full-path="Pictures/100000000000055600000300C18EAF29.png"/>
  <manifest:file-entry manifest:media-type="image/png" manifest:full-path="Pictures/10000000000005560000030018FAFE49.png"/>
  <manifest:file-entry manifest:media-type="image/png" manifest:full-path="Pictures/10000000000002260000014A9F7EB15D.png"/>
  <manifest:file-entry manifest:media-type="image/png" manifest:full-path="Pictures/100000000000055600000300D2864A4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5cm" svg:height="7.772cm" svg:x="6.2cm" svg:y="6cm">
          <draw:image xlink:href="Pictures/100000000000020000000100C8AEAE70.png" xlink:type="simple" xlink:show="embed" xlink:actuate="onLoad">
            <text:p/>
          </draw:image>
        </draw:frame>
        <draw:frame draw:style-name="gr1" draw:text-style-name="P1" draw:layer="layout" svg:width="12.197cm" svg:height="2.461cm" svg:x="11.203cm" svg:y="12.2cm">
          <draw:image xlink:href="Pictures/10000000000001CD0000005D32B3A8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27.999cm" svg:height="20.8cm" svg:x="0cm" svg:y="0cm">
          <draw:image xlink:href="Pictures/100000000000055600000300EF9E72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55600000300D2864A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0.941cm" svg:x="0cm" svg:y="0.059cm">
          <draw:image xlink:href="Pictures/100000000000055600000300C18EAF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0.941cm" svg:x="0cm" svg:y="0.059cm">
          <draw:image xlink:href="Pictures/100000000000055600000300723D8C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2260000014A9F7EB1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20.941cm" svg:x="0.001cm" svg:y="0.059cm">
          <draw:image xlink:href="Pictures/10000000000005560000030018FAFE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1" draw:text-style-name="P1" draw:layer="layout" svg:width="28cm" svg:height="20.941cm" svg:x="0cm" svg:y="0.059cm">
          <draw:image xlink:href="Pictures/10000000000005560000030041D3B3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1" draw:text-style-name="P1" draw:layer="layout" svg:width="28cm" svg:height="21.06cm" svg:x="0cm" svg:y="-0.06cm">
          <draw:image xlink:href="Pictures/100000000000055600000300D088E3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1" draw:text-style-name="P1" draw:layer="layout" svg:width="28cm" svg:height="21cm" svg:x="0cm" svg:y="0cm">
          <draw:image xlink:href="Pictures/10000000000005560000030092E254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1" draw:text-style-name="P1" draw:layer="layout" svg:width="26.432cm" svg:height="16.854cm" svg:x="0.4cm" svg:y="2cm">
          <draw:image xlink:href="Pictures/10000000000003E70000027DDB6E8B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1" draw:text-style-name="P1" draw:layer="layout" svg:width="27.289cm" svg:height="16.6cm" svg:x="0.111cm" svg:y="0.4cm">
          <draw:image xlink:href="Pictures/10000000000004ED0000025104A472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Mangal" style:font-family-generic-asian="system" style:font-pitch-asian="variable" style:font-size-asian="24pt" style:language-asian="zh" style:country-asian="CN" style:font-family-complex="Mang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i aditya</meta:initial-creator>
    <meta:creation-date>2018-05-13T12:24:24.48</meta:creation-date>
    <dc:date>2018-11-21T07:22:05.77</dc:date>
    <meta:editing-duration>PT5H19M33S</meta:editing-duration>
    <meta:editing-cycles>5</meta:editing-cycles>
    <meta:generator>OpenOffice/4.1.5$Win32 OpenOffice.org_project/415m1$Build-9789</meta:generator>
    <meta:document-statistic meta:object-count="58"/>
  </office:meta>
</office:document-meta>
</file>